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1.27cm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_3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11_20" style:family="text">
      <style:text-properties style:font-name="Verdana" fo:font-size="12pt" style:font-name-asian="Verdana" style:font-size-asian="12pt" style:font-name-complex="Verdana" style:font-size-complex="12pt"/>
    </style:style>
    <style:style style:name="T11_2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2" style:family="text">
      <style:text-properties style:font-name="Verdana" fo:font-size="12pt" style:font-name-asian="Verdana" style:font-size-asian="12pt" style:font-name-complex="Verdana" style:font-size-complex="12pt"/>
    </style:style>
    <style:style style:name="T11_23" style:family="text">
      <style:text-properties style:font-name="Verdana" fo:font-size="12pt" style:font-name-asian="Verdana" style:font-size-asian="12pt" style:font-name-complex="Verdana" style:font-size-complex="12pt"/>
    </style:style>
    <style:style style:name="T11_24" style:family="text">
      <style:text-properties style:font-name="Verdana" fo:font-size="12pt" style:font-name-asian="Verdana" style:font-size-asian="12pt" style:font-name-complex="Verdana" style:font-size-complex="12pt"/>
    </style:style>
    <style:style style:name="T11_25" style:family="text">
      <style:text-properties style:font-name="Verdana" fo:font-size="12pt" style:font-name-asian="Verdana" style:font-size-asian="12pt" style:font-name-complex="Verdana" style:font-size-complex="12pt"/>
    </style:style>
    <style:style style:name="T11_26" style:family="text">
      <style:text-properties style:font-name="Verdana" fo:font-size="12pt" style:font-name-asian="Verdana" style:font-size-asian="12pt" style:font-name-complex="Verdana" style:font-size-complex="12pt"/>
    </style:style>
    <style:style style:name="T11_27" style:family="text">
      <style:text-properties style:font-name="Verdana" fo:font-size="12pt" style:font-name-asian="Verdana" style:font-size-asian="12pt" style:font-name-complex="Verdana" style:font-size-complex="12pt"/>
    </style:style>
    <style:style style:name="T11_28" style:family="text">
      <style:text-properties style:font-name="Verdana" fo:font-size="12pt" style:font-name-asian="Verdana" style:font-size-asian="12pt" style:font-name-complex="Verdana" style:font-size-complex="12pt"/>
    </style:style>
    <style:style style:name="T11_29" style:family="text">
      <style:text-properties style:font-name="Verdana" fo:font-size="12pt" style:font-name-asian="Verdana" style:font-size-asian="12pt" style:font-name-complex="Verdana" style:font-size-complex="12pt"/>
    </style:style>
    <style:style style:name="T11_30" style:family="text">
      <style:text-properties style:font-name="Verdana" fo:font-size="12pt" style:font-name-asian="Verdana" style:font-size-asian="12pt" style:font-name-complex="Verdana" style:font-size-complex="12pt"/>
    </style:style>
    <style:style style:name="T11_31" style:family="text">
      <style:text-properties style:font-name="Verdana" fo:font-size="12pt" style:font-name-asian="Verdana" style:font-size-asian="12pt" style:font-name-complex="Verdana" style:font-size-complex="12pt"/>
    </style:style>
    <style:style style:name="T11_3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3" style:family="text">
      <style:text-properties style:font-name="Verdana" fo:font-size="12pt" style:font-name-asian="Verdana" style:font-size-asian="12pt" style:font-name-complex="Verdana" style:font-size-complex="12pt"/>
    </style:style>
    <style:style style:name="T11_34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T13_31" style:family="text">
      <style:text-properties style:font-name="Verdana" fo:font-size="12pt" style:font-name-asian="Verdana" style:font-size-asian="12pt" style:font-name-complex="Verdana" style:font-size-complex="12pt"/>
    </style:style>
    <style:style style:name="T13_3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3" style:family="text">
      <style:text-properties style:font-name="Verdana" fo:font-size="12pt" style:font-name-asian="Verdana" style:font-size-asian="12pt" style:font-name-complex="Verdana" style:font-size-complex="12pt"/>
    </style:style>
    <style:style style:name="T13_34" style:family="text">
      <style:text-properties style:font-name="Verdana" fo:font-size="12pt" style:font-name-asian="Verdana" style:font-size-asian="12pt" style:font-name-complex="Verdana" style:font-size-complex="12pt"/>
    </style:style>
    <style:style style:name="T13_35" style:family="text">
      <style:text-properties style:font-name="Verdana" fo:font-size="12pt" style:font-name-asian="Verdana" style:font-size-asian="12pt" style:font-name-complex="Verdana" style:font-size-complex="12pt"/>
    </style:style>
    <style:style style:name="T13_3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_1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text-indent="1.27cm" style:writing-mode="lr-tb"/>
    </style:style>
    <style:style style:name="T1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0-4-12</text:span></text:p>
      <text:p text:style-name="P4"><text:span text:style-name="T4_1">Time</text:span><text:span text:style-name="T4_2">:<text:s/></text:span><text:span text:style-name="T4_3">kl</text:span><text:span text:style-name="T4_4"><text:s/>15.45<text:s/>-<text:s/>16.25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Anton</text:span><text:span text:style-name="T9_2"><text:s/></text:span><text:span text:style-name="T9_3">and</text:span><text:span text:style-name="T9_4"><text:s/></text:span><text:span text:style-name="T9_5">Johannes</text:span><text:span text:style-name="T9_6"><text:s/></text:span><text:span text:style-name="T9_7">have</text:span><text:span text:style-name="T9_8"><text:s/></text:span><text:span text:style-name="T9_9">started</text:span><text:span text:style-name="T9_10"><text:s/></text:span><text:span text:style-name="T9_11">to</text:span><text:span text:style-name="T9_12"><text:s/></text:span><text:span text:style-name="T9_13">get</text:span><text:span text:style-name="T9_14"><text:s/></text:span><text:span text:style-name="T9_15">rid</text:span><text:span text:style-name="T9_16"><text:s/></text:span><text:span text:style-name="T9_17">of</text:span><text:span text:style-name="T9_18"><text:s/></text:span><text:span text:style-name="T9_19">some</text:span><text:span text:style-name="T9_20"><text:s/></text:span><text:span text:style-name="T9_21">of</text:span><text:span text:style-name="T9_22"><text:s/></text:span><text:span text:style-name="T9_23">the</text:span><text:span text:style-name="T9_24"><text:s/></text:span><text:span text:style-name="T9_25">hard</text:span><text:span text:style-name="T9_26"><text:s/></text:span><text:span text:style-name="T9_27">code</text:span><text:span text:style-name="T9_28"><text:s/></text:span><text:span text:style-name="T9_29">during</text:span><text:span text:style-name="T9_30"><text:s/></text:span><text:span text:style-name="T9_31">the</text:span><text:span text:style-name="T9_32"><text:s/></text:span><text:span text:style-name="T9_33">break</text:span><text:span text:style-name="T9_34">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Anton</text:span><text:span text:style-name="T11_2"><text:s/></text:span><text:span text:style-name="T11_3">hasn</text:span><text:span text:style-name="T11_4">’</text:span><text:span text:style-name="T11_5">t</text:span><text:span text:style-name="T11_6"><text:s/></text:span><text:span text:style-name="T11_7">finished</text:span><text:span text:style-name="T11_8"><text:s/></text:span><text:span text:style-name="T11_9">working</text:span><text:span text:style-name="T11_10"><text:s/></text:span><text:span text:style-name="T11_11">with</text:span><text:span text:style-name="T11_12"><text:s/></text:span><text:span text:style-name="T11_13">Blender</text:span><text:span text:style-name="T11_14">.<text:s/></text:span><text:span text:style-name="T11_15">Victor</text:span><text:span text:style-name="T11_16"><text:s/></text:span><text:span text:style-name="T11_17">isn</text:span><text:span text:style-name="T11_18">’</text:span><text:span text:style-name="T11_19">t</text:span><text:span text:style-name="T11_20"><text:s/></text:span><text:span text:style-name="T11_21">up</text:span><text:span text:style-name="T11_22"><text:s/></text:span><text:span text:style-name="T11_23">to</text:span><text:span text:style-name="T11_24"><text:s/></text:span><text:span text:style-name="T11_25">speed</text:span><text:span text:style-name="T11_26"><text:s/></text:span><text:span text:style-name="T11_27">with</text:span><text:span text:style-name="T11_28"><text:s/></text:span><text:span text:style-name="T11_29">the</text:span><text:span text:style-name="T11_30"><text:s/></text:span><text:span text:style-name="T11_31">design</text:span><text:span text:style-name="T11_32"><text:s/></text:span><text:span text:style-name="T11_33">model</text:span><text:span text:style-name="T11_34">.</text:span></text:p>
      <text:p text:style-name="P12"><text:span text:style-name="T12_1">Discussion</text:span><text:span text:style-name="T12_2"><text:s/></text:span><text:span text:style-name="T12_3">items</text:span><text:span text:style-name="T12_4"><text:s/>(35<text:s/></text:span><text:span text:style-name="T12_5">min</text:span><text:span text:style-name="T12_6">)</text:span></text:p>
      <text:p text:style-name="P13"><text:span text:style-name="T13_1">Fire</text:span><text:span text:style-name="T13_2"><text:s/></text:span><text:span text:style-name="T13_3">is</text:span><text:span text:style-name="T13_4"><text:s/></text:span><text:span text:style-name="T13_5">the</text:span><text:span text:style-name="T13_6"><text:s/></text:span><text:span text:style-name="T13_7">next</text:span><text:span text:style-name="T13_8"><text:s/></text:span><text:span text:style-name="T13_9">use</text:span><text:span text:style-name="T13_10"><text:s/></text:span><text:span text:style-name="T13_11">case</text:span><text:span text:style-name="T13_12">.<text:s/></text:span><text:span text:style-name="T13_13">We</text:span><text:span text:style-name="T13_14"><text:s/></text:span><text:span text:style-name="T13_15">should</text:span><text:span text:style-name="T13_16"><text:s/></text:span><text:span text:style-name="T13_17">clean</text:span><text:span text:style-name="T13_18"><text:s/></text:span><text:span text:style-name="T13_19">our</text:span><text:span text:style-name="T13_20"><text:s/></text:span><text:span text:style-name="T13_21">code</text:span><text:span text:style-name="T13_22"><text:s/></text:span><text:span text:style-name="T13_23">before</text:span><text:span text:style-name="T13_24"><text:s/></text:span><text:span text:style-name="T13_25">moving</text:span><text:span text:style-name="T13_26"><text:s/></text:span><text:span text:style-name="T13_27">on</text:span><text:span text:style-name="T13_28">.<text:s/></text:span><text:span text:style-name="T13_29">See</text:span><text:span text:style-name="T13_30"><text:s/></text:span><text:span text:style-name="T13_31">seperate</text:span><text:span text:style-name="T13_32"><text:s/></text:span><text:span text:style-name="T13_33">todo</text:span><text:span text:style-name="T13_34"><text:s/></text:span><text:span text:style-name="T13_35">list</text:span><text:span text:style-name="T13_36">.</text:span></text:p>
      <text:p text:style-name="P14"><text:span text:style-name="T14_1">Victor</text:span><text:span text:style-name="T14_2"><text:s/></text:span><text:span text:style-name="T14_3">and</text:span><text:span text:style-name="T14_4"><text:s/></text:span><text:span text:style-name="T14_5">John</text:span><text:span text:style-name="T14_6"><text:s/></text:span><text:span text:style-name="T14_7">work</text:span><text:span text:style-name="T14_8"><text:s/></text:span><text:span text:style-name="T14_9">with</text:span><text:span text:style-name="T14_10"><text:s/></text:span><text:span text:style-name="T14_11">PlayerAdapter</text:span><text:span text:style-name="T14_12"><text:s/></text:span><text:span text:style-name="T14_13">and</text:span><text:span text:style-name="T14_14"><text:s/></text:span><text:span text:style-name="T14_15">its</text:span><text:span text:style-name="T14_16"><text:s/></text:span><text:span text:style-name="T14_17">concept</text:span><text:span text:style-name="T14_18">.</text:span></text:p>
      <text:p text:style-name="P15"><text:span text:style-name="T15_1">Outcomes</text:span><text:span text:style-name="T15_2"><text:s/></text:span><text:span text:style-name="T15_3">and</text:span><text:span text:style-name="T15_4"><text:s/></text:span><text:span text:style-name="T15_5">assignments</text:span><text:span text:style-name="T15_6"><text:s/>(5<text:s/></text:span><text:span text:style-name="T15_7">min</text:span><text:span text:style-name="T15_8">)</text:span></text:p>
      <text:p text:style-name="P16"><text:span text:style-name="T16_1">Do</text:span><text:span text:style-name="T16_2"><text:s/></text:span><text:span text:style-name="T16_3">the</text:span><text:span text:style-name="T16_4"><text:s/></text:span><text:span text:style-name="T16_5">todo</text:span><text:span text:style-name="T16_6"><text:s/></text:span><text:span text:style-name="T16_7">list</text:span><text:span text:style-name="T16_8">.<text:s/></text:span></text:p>
      <text:p text:style-name="P17"><text:span text:style-name="T17_1">Wrap</text:span><text:span text:style-name="T17_2"><text:s/></text:span><text:span text:style-name="T17_3">up</text:span></text:p>
      <text:p text:style-name="P18"><text:span text:style-name="T18_1"><text:tab/></text:span><text:span text:style-name="T18_2">Next</text:span><text:span text:style-name="T18_3"><text:s/></text:span><text:span text:style-name="T18_4">meeting</text:span><text:span text:style-name="T18_5">:<text:s/></text:span><text:span text:style-name="T18_6">Tuesday</text:span><text:span text:style-name="T18_7"><text:s/>10-04-2012,<text:s/></text:span><text:span text:style-name="T18_8">time</text:span><text:span text:style-name="T18_9"><text:s/></text:span><text:span text:style-name="T18_10">will</text:span><text:span text:style-name="T18_11"><text:s/></text:span><text:span text:style-name="T18_12">be</text:span><text:span text:style-name="T18_13"><text:s/></text:span><text:span text:style-name="T18_14">decided</text:span><text:span text:style-name="T18_15"><text:s/></text:span><text:span text:style-name="T18_16">later</text:span><text:span text:style-name="T18_17">,<text:s/></text:span><text:span text:style-name="T18_18">but</text:span><text:span text:style-name="T18_19"><text:s/></text:span><text:span text:style-name="T18_20">afternoon</text:span><text:span text:style-name="T18_21">.</text:span></text:p>
      <text:p text:style-name="P19"><text:span text:style-name="T19_1">Facilitator</text:span><text:span text:style-name="T19_2">:<text:s/></text:span><text:span text:style-name="T19_3">Victor</text:span><text:span text:style-name="T19_4"><text:s/></text:span><text:span text:style-name="T19_5">Lindhé</text:span></text:p>
      <text:p text:style-name="P20"><text:span text:style-name="T20_1"><text:tab/></text:span><text:span text:style-name="T20_2">Secretary</text:span><text:span text:style-name="T20_3">:<text:s/></text:span><text:span text:style-name="T20_4">Johannes</text:span><text:span text:style-name="T20_5"><text:s/></text:span><text:span text:style-name="T20_6">Wikn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